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7.368cm"/>
    </style:style>
    <style:style style:name="co4" style:family="table-column">
      <style:table-column-properties fo:break-before="auto" style:column-width="3.965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7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uestas de formulario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3" table:number-columns-repeated="18" table:default-cell-style-name="ce4"/>
        <table:table-column table:style-name="co1" table:number-columns-repeated="6" table:default-cell-style-name="ce4"/>
        <table:table-column table:style-name="co5" table:number-columns-repeated="16352" table:default-cell-style-name="ce4"/>
        <table:table-row table:style-name="ro1">
          <table:table-cell table:style-name="ce1" office:value-type="string" calcext:value-type="string">
            <text:p>Marca temporal</text:p>
          </table:table-cell>
          <table:table-cell table:style-name="ce1" office:value-type="string" calcext:value-type="string">
            <text:p>Dirección de correo electrónico</text:p>
          </table:table-cell>
          <table:table-cell table:style-name="ce1" office:value-type="string" calcext:value-type="string">
            <text:p>Pregunta 1 [Importancia]</text:p>
          </table:table-cell>
          <table:table-cell table:style-name="ce1" office:value-type="string" calcext:value-type="string">
            <text:p>Pregunta 1 [Urgencia]</text:p>
          </table:table-cell>
          <table:table-cell table:style-name="ce1" office:value-type="string" calcext:value-type="string">
            <text:p>Pregunta 1 [Esfuerzo organizativo]</text:p>
          </table:table-cell>
          <table:table-cell table:style-name="ce1" office:value-type="string" calcext:value-type="string">
            <text:p>Pregunta 1 [Impacto]</text:p>
          </table:table-cell>
          <table:table-cell table:style-name="ce1" office:value-type="string" calcext:value-type="string">
            <text:p>Pregunta 2 [Importancia]</text:p>
          </table:table-cell>
          <table:table-cell table:style-name="ce1" office:value-type="string" calcext:value-type="string">
            <text:p>Pregunta 2 [Urgencia]</text:p>
          </table:table-cell>
          <table:table-cell table:style-name="ce1" office:value-type="string" calcext:value-type="string">
            <text:p>Pregunta 2 [Esfuerzo organizativo]</text:p>
          </table:table-cell>
          <table:table-cell table:style-name="ce1" office:value-type="string" calcext:value-type="string">
            <text:p>Pregunta 2 [Impacto]</text:p>
          </table:table-cell>
          <table:table-cell table:style-name="ce1" office:value-type="string" calcext:value-type="string">
            <text:p>Pregunta 3 (respuesta abierta)</text:p>
          </table:table-cell>
          <table:table-cell table:style-name="ce1" office:value-type="string" calcext:value-type="string">
            <text:p>Pregunta 4 [Importancia]</text:p>
          </table:table-cell>
          <table:table-cell table:style-name="ce1" office:value-type="string" calcext:value-type="string">
            <text:p>Pregunta 4 [Urgencia]</text:p>
          </table:table-cell>
          <table:table-cell table:style-name="ce1" office:value-type="string" calcext:value-type="string">
            <text:p>Pregunta 4 [Esfuerzo organizativo]</text:p>
          </table:table-cell>
          <table:table-cell table:style-name="ce1" office:value-type="string" calcext:value-type="string">
            <text:p>Pregunta 4 [Impacto]</text:p>
          </table:table-cell>
          <table:table-cell table:style-name="ce1" office:value-type="string" calcext:value-type="string">
            <text:p>Pregunta 5 (sí/no)</text:p>
          </table:table-cell>
          <table:table-cell table:style-name="ce1" office:value-type="string" calcext:value-type="string">
            <text:p>Pregunta 6 (respuesta abierta)</text:p>
          </table:table-cell>
          <table:table-cell table:style-name="ce1" office:value-type="string" calcext:value-type="string">
            <text:p>Pregunta 7 [Importancia]</text:p>
          </table:table-cell>
          <table:table-cell table:style-name="ce1" office:value-type="string" calcext:value-type="string">
            <text:p>Pregunta 7 [Urgencia]</text:p>
          </table:table-cell>
          <table:table-cell table:style-name="ce1" office:value-type="string" calcext:value-type="string">
            <text:p>Pregunta 7 [Esfuerzo organizativo]</text:p>
          </table:table-cell>
          <table:table-cell table:style-name="ce1" office:value-type="string" calcext:value-type="string">
            <text:p>Pregunta 7 [Impacto]</text:p>
          </table:table-cell>
          <table:table-cell table:style-name="ce1" office:value-type="string" calcext:value-type="string">
            <text:p>Pregunta 8 (respuesta abierta)</text:p>
          </table:table-cell>
          <table:table-cell table:style-name="ce1" office:value-type="string" calcext:value-type="string">
            <text:p>Pregunta 9 [Importancia]</text:p>
          </table:table-cell>
          <table:table-cell table:style-name="ce1" office:value-type="string" calcext:value-type="string">
            <text:p>Pregunta 9 [Urgencia]</text:p>
          </table:table-cell>
          <table:table-cell table:style-name="ce1" office:value-type="string" calcext:value-type="string">
            <text:p>Pregunta 9 [Esfuerzo organizativo]</text:p>
          </table:table-cell>
          <table:table-cell table:style-name="ce1" office:value-type="string" calcext:value-type="string">
            <text:p>Pregunta 9 [Impacto]</text:p>
          </table:table-cell>
          <table:table-cell table:style-name="ce1" office:value-type="string" calcext:value-type="string">
            <text:p>Pregunta 10 [Importancia]</text:p>
          </table:table-cell>
          <table:table-cell table:style-name="ce1" office:value-type="string" calcext:value-type="string">
            <text:p>Pregunta 10 [Urgencia]</text:p>
          </table:table-cell>
          <table:table-cell table:style-name="ce1" office:value-type="string" calcext:value-type="string">
            <text:p>Pregunta 10 [Esfuerzo organizativo]</text:p>
          </table:table-cell>
          <table:table-cell table:style-name="ce1" office:value-type="string" calcext:value-type="string">
            <text:p>Pregunta 10 [Impacto]</text:p>
          </table:table-cell>
          <table:table-cell table:style-name="ce1" office:value-type="string" calcext:value-type="string">
            <text:p>Pregunta 11 [Importancia]</text:p>
          </table:table-cell>
          <table:table-cell table:style-name="ce1" office:value-type="string" calcext:value-type="string">
            <text:p>Pregunta 11 [Urgencia]</text:p>
          </table:table-cell>
          <table:table-cell table:style-name="ce1" office:value-type="string" calcext:value-type="string">
            <text:p>Pregunta 11 [Esfuerzo organizativo]</text:p>
          </table:table-cell>
          <table:table-cell table:style-name="ce1" office:value-type="string" calcext:value-type="string">
            <text:p>Pregunta 11 [Impacto]</text:p>
          </table:table-cell>
          <table:table-cell table:style-name="ce1" office:value-type="string" calcext:value-type="string">
            <text:p>Pregunta 12 [Alimentación]</text:p>
          </table:table-cell>
          <table:table-cell table:style-name="ce1" office:value-type="string" calcext:value-type="string">
            <text:p>Pregunta 12 [Comportamiento de los menores]</text:p>
          </table:table-cell>
          <table:table-cell table:style-name="ce1" office:value-type="string" calcext:value-type="string">
            <text:p>Pregunta 12 [Actividades en tiempo libre]</text:p>
          </table:table-cell>
          <table:table-cell table:style-name="ce1" office:value-type="string" calcext:value-type="string">
            <text:p>Pregunta 12 [Limpieza e higiene]</text:p>
          </table:table-cell>
          <table:table-cell table:style-name="ce1" office:value-type="string" calcext:value-type="string">
            <text:p>Pregunta 12 [Capacidad de los monitores]</text:p>
          </table:table-cell>
          <table:table-cell table:style-name="ce1" office:value-type="string" calcext:value-type="string">
            <text:p>Pregunta 13 [Importancia]</text:p>
          </table:table-cell>
          <table:table-cell table:style-name="ce1" office:value-type="string" calcext:value-type="string">
            <text:p>Pregunta 13 [Urgencia]</text:p>
          </table:table-cell>
          <table:table-cell table:style-name="ce1" office:value-type="string" calcext:value-type="string">
            <text:p>Pregunta 13 [Esfuerzo organizativo]</text:p>
          </table:table-cell>
          <table:table-cell table:style-name="ce1" office:value-type="string" calcext:value-type="string">
            <text:p>Pregunta 13 [Impacto]</text:p>
          </table:table-cell>
          <table:table-cell table:style-name="ce1" office:value-type="string" calcext:value-type="string">
            <text:p>Pregunta 14 [Importancia]</text:p>
          </table:table-cell>
          <table:table-cell table:style-name="ce1" office:value-type="string" calcext:value-type="string">
            <text:p>Pregunta 14 [Urgencia]</text:p>
          </table:table-cell>
          <table:table-cell table:style-name="ce1" office:value-type="string" calcext:value-type="string">
            <text:p>Pregunta 14 [Esfuerzo organizativo]</text:p>
          </table:table-cell>
          <table:table-cell table:style-name="ce1" office:value-type="string" calcext:value-type="string">
            <text:p>Pregunta 14 [Impacto]</text:p>
          </table:table-cell>
          <table:table-cell table:style-name="ce1" office:value-type="string" calcext:value-type="string">
            <text:p>Observaciones y aportaciones</text:p>
          </table:table-cell>
          <table:table-cell table:style-name="ce6" table:number-columns-repeated="6"/>
          <table:table-cell table:number-columns-repeated="16330"/>
        </table:table-row>
        <table:table-row table:style-name="ro2">
          <table:table-cell table:style-name="ce2" office:value-type="string" calcext:value-type="string">
            <text:p>2025-06-10 10:00:00</text:p>
          </table:table-cell>
          <table:table-cell table:style-name="ce1" office:value-type="string" calcext:value-type="string">
            <text:p>usuario1@ejemplo.co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anizar talleres intergeneracionales sobre lectura.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ás actividades prácticas y dinámicas.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La biblioteca es un gran recurso <text:s/>pero necesita más difusión.</text:p>
          </table:table-cell>
          <table:covered-table-cell table:style-name="ce7"/>
          <table:table-cell table:style-name="ce6" table:number-columns-repeated="5"/>
          <table:table-cell table:number-columns-repeated="16330"/>
        </table:table-row>
        <table:table-row table:style-name="ro3">
          <table:table-cell table:style-name="ce3" office:value-type="date" office:date-value="2025-06-10T10:05:30" calcext:value-type="date">
            <text:p>2025-06-10 10:05:30</text:p>
          </table:table-cell>
          <table:table-cell office:value-type="string" calcext:value-type="string">
            <text:p>usuario2@ejemplo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mover la participación de mayores en eventos culturales locale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espacio de juegos interactivos y seguro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roducir más ejercicios de memoria visual y auditiva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Es fundamental invertir en espacios para la infancia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11:15" calcext:value-type="date">
            <text:p>2025-06-10 10:11:15</text:p>
          </table:table-cell>
          <table:table-cell office:value-type="string" calcext:value-type="string">
            <text:p>usuario3@ejemplo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r un programa de mentoría para nuevos integrantes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recer talleres sobre hábitos de vida saludables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Considerar adaptar el horario de la escuela de adultos a diferentes turnos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18:40" calcext:value-type="date">
            <text:p>2025-06-10 10:18:40</text:p>
          </table:table-cell>
          <table:table-cell office:value-type="string" calcext:value-type="string">
            <text:p>usuario4@ejemplo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ganizar actividades al aire libre adaptadas a personas mayore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a zona de lectura con asientos cómodos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ás recursos didácticos variado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ería bueno tener más opciones de ocio para los adolescentes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25:05" calcext:value-type="date">
            <text:p>2025-06-10 10:25:05</text:p>
          </table:table-cell>
          <table:table-cell office:value-type="string" calcext:value-type="string">
            <text:p>usuario5@ejemplo.co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mocionar la participación en clubes de lectura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luir actividades de estimulación sensorial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La escuela de música es un éxito</text:p>
          </table:table-cell>
          <table:covered-table-cell table:style-name="ce7" office:value-type="string" calcext:value-type="string">
            <text:p><text:s/>deberían ampliar la oferta de instrumentos.</text:p>
          </table:covered-table-cell>
          <table:table-cell table:number-columns-repeated="16335"/>
        </table:table-row>
        <table:table-row table:style-name="ro3">
          <table:table-cell table:style-name="ce3" office:value-type="date" office:date-value="2025-06-10T10:30:10" calcext:value-type="date">
            <text:p>2025-06-10 10:30:10</text:p>
          </table:table-cell>
          <table:table-cell office:value-type="string" calcext:value-type="string">
            <text:p>usuario6@ejemplo.co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lementar visitas culturales guiadas para personas mayores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centro de día con actividades variadas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mentar el uso de aplicaciones móviles de memoria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Es importante que haya más apoyo para los cuidadores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35:45" calcext:value-type="date">
            <text:p>2025-06-10 10:35:45</text:p>
          </table:table-cell>
          <table:table-cell office:value-type="string" calcext:value-type="string">
            <text:p>usuario7@ejemplo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recer talleres de manualidades y arte para mayore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izar grupos de conversación y debate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La piscina necesita una rehabilitación urgente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40:20" calcext:value-type="date">
            <text:p>2025-06-10 10:40:20</text:p>
          </table:table-cell>
          <table:table-cell office:value-type="string" calcext:value-type="string">
            <text:p>usuario8@ejemplo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blecer un programa de acompañamiento telefónico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ás zonas verdes y parques infantiles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lizar evaluaciones periódicas de la memoria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Los programas deportivos para jóvenes son excelentes.</text:p>
          </table:table-cell>
          <table:covered-table-cell table:style-name="ce7"/>
          <table:table-cell table:number-columns-repeated="16335"/>
        </table:table-row>
        <table:table-row table:style-name="ro3">
          <table:table-cell table:style-name="ce3" office:value-type="date" office:date-value="2025-06-10T10:45:15" calcext:value-type="date">
            <text:p>2025-06-10 10:45:15</text:p>
          </table:table-cell>
          <table:table-cell office:value-type="string" calcext:value-type="string">
            <text:p>usuario9@ejemplo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r un club de lectura para personas jubiladas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mover el aprendizaje de nuevos idioma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La escuela de música debería tener más beca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0:50:00" calcext:value-type="date">
            <text:p>2025-06-10 10:50:00</text:p>
          </table:table-cell>
          <table:table-cell office:value-type="string" calcext:value-type="string">
            <text:p>usuario10@ejemplo.c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mentar la participación en actividades de voluntariado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a ludoteca bien equipada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egos de mesa y rompecabezas para ejercitar la mente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El comedor escolar podría mejorar la calidad de los alimento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0:55:30" calcext:value-type="date">
            <text:p>2025-06-10 10:55:30</text:p>
          </table:table-cell>
          <table:table-cell office:value-type="string" calcext:value-type="string">
            <text:p>usuario11@ejemplo.co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recer cursos de informática básica para mayore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entivar la creación de grupos de apoyo entre usuario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El colegio necesita una actualización de sus instalacione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00:00" calcext:value-type="date">
            <text:p>2025-06-10 11:00:00</text:p>
          </table:table-cell>
          <table:table-cell office:value-type="string" calcext:value-type="string">
            <text:p>usuario12@ejemplo.co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zar excursiones y salidas culturales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parque acuático para el verano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jercicios de concentración y atención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El consultorio médico es pequeño para la población actual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05:45" calcext:value-type="date">
            <text:p>2025-06-10 11:05:45</text:p>
          </table:table-cell>
          <table:table-cell office:value-type="string" calcext:value-type="string">
            <text:p>usuario13@ejemplo.c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as de huertos urbanos para personas mayores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idades que promuevan la socialización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Es importante que la comunidad se involucre má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10:10" calcext:value-type="date">
            <text:p>2025-06-10 11:10:10</text:p>
          </table:table-cell>
          <table:table-cell office:value-type="string" calcext:value-type="string">
            <text:p>usuario14@ejemplo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frecer clases de baile y gimnasia suav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espacio para talleres de arte infantil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arlas sobre hábitos de vida saludables para el cerebro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Hay que potenciar la oferta cultural para todas las edade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15:20" calcext:value-type="date">
            <text:p>2025-06-10 11:15:20</text:p>
          </table:table-cell>
          <table:table-cell office:value-type="string" calcext:value-type="string">
            <text:p>usuario15@ejemplo.co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untariado para la alfabetización digital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egos de memoria con cartas o dominó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Las actividades deportivas deberían ser más accesibles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20:00" calcext:value-type="date">
            <text:p>2025-06-10 11:20:00</text:p>
          </table:table-cell>
          <table:table-cell office:value-type="string" calcext:value-type="string">
            <text:p>usuario16@ejemplo.co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izar mercadillos de segunda mano con participación de mayores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rocódromo o zona de escalada para niños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leres de reminiscencia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Falta personal en el consultorio médico</text:p>
          </table:table-cell>
          <table:covered-table-cell table:style-name="ce7" office:value-type="string" calcext:value-type="string">
            <text:p><text:s/>lo que alarga las esperas.</text:p>
          </table:covered-table-cell>
          <table:table-cell table:number-columns-repeated="16335"/>
        </table:table-row>
        <table:table-row table:style-name="ro3">
          <table:table-cell table:style-name="ce3" office:value-type="date" office:date-value="2025-06-10T11:25:30" calcext:value-type="date">
            <text:p>2025-06-10 11:25:30</text:p>
          </table:table-cell>
          <table:table-cell office:value-type="string" calcext:value-type="string">
            <text:p>usuario17@ejemplo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mocionar la participación en coros y grupos de música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rcicios de lógica y resolución de problemas.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La escuela de música es un activo importante para el municipio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30:00" calcext:value-type="date">
            <text:p>2025-06-10 11:30:00</text:p>
          </table:table-cell>
          <table:table-cell office:value-type="string" calcext:value-type="string">
            <text:p>usuario18@ejemplo.co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r un programa de intercambio de experiencias entre generaciones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a piscina infantil separada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idades al aire libre que estimulen la memoria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 table:number-columns-spanned="2" table:number-rows-spanned="1">
            <text:p>El comedor escolar está bien gestionado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35:45" calcext:value-type="date">
            <text:p>2025-06-10 11:35:45</text:p>
          </table:table-cell>
          <table:table-cell office:value-type="string" calcext:value-type="string">
            <text:p>usuario19@ejemplo.co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recer cursos de cocina saludable para mayore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egos de palabras y sopas de letras.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 table:number-columns-spanned="2" table:number-rows-spanned="1">
            <text:p>Se necesita un plan de mantenimiento más frecuente para el colegio.</text:p>
          </table:table-cell>
          <table:covered-table-cell table:style-name="ce7"/>
          <table:table-cell table:style-name="ce8"/>
          <table:table-cell table:number-columns-repeated="16334"/>
        </table:table-row>
        <table:table-row table:style-name="ro3">
          <table:table-cell table:style-name="ce3" office:value-type="date" office:date-value="2025-06-10T11:40:10" calcext:value-type="date">
            <text:p>2025-06-10 11:40:10</text:p>
          </table:table-cell>
          <table:table-cell office:value-type="string" calcext:value-type="string">
            <text:p>usuario20@ejemplo.co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blecer un servicio de transporte para personas con movilidad reducida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Un centro de ocio juvenil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apias de grupo para la estimulación cognitiva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El consultorio médico debería tener horario de tarde.</text:p>
          </table:table-cell>
          <table:covered-table-cell table:style-name="ce7"/>
          <table:table-cell/>
          <table:table-cell table:style-name="ce8"/>
          <table:table-cell table:number-columns-repeated="16333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Form_Responses1" table:target-range-address="'Respuestas de formulario 1'.A1:'Respuestas de formulario 1'.Z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puestas_20_de_20_formulario_20_1" style:display-name="PageStyle_Respuestas de formulario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s-ES</dc:language>
    <dc:date>2025-06-13T13:27:22</dc:date>
    <meta:editing-cycles>5</meta:editing-cycles>
    <meta:editing-duration>PT29M</meta:editing-duration>
    <meta:generator>LibreOffice/25.2.2.2$Linux_X86_64 LibreOffice_project/520$Build-2</meta:generator>
    <meta:document-statistic meta:table-count="1" meta:cell-count="1000" meta:object-count="0"/>
    <meta:user-defined meta:name="AppVersion">15.0000</meta:user-defined>
  </office:meta>
</office:document-meta>
</file>